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3.621cm"/>
    </style:style>
    <style:style style:name="co16" style:family="table-column">
      <style:table-column-properties fo:break-before="auto" style:column-width="4.03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6" table:default-cell-style-name="ce12"/>
        <table:table-column table:style-name="co7" table:number-columns-repeated="6" table:default-cell-style-name="ce12"/>
        <table:table-column table:style-name="co6" table:number-columns-repeated="2" table:default-cell-style-name="ce12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ce12"/>
        <table:table-column table:style-name="co4" table:number-columns-repeated="2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number-columns-repeated="2" table:default-cell-style-name="ce12"/>
        <table:table-column table:style-name="co18" table:default-cell-style-name="ce12"/>
        <table:table-column table:style-name="co8" table:default-cell-style-name="ce12"/>
        <table:table-column table:style-name="co6" table:number-columns-repeated="8" table:default-cell-style-name="ce12"/>
        <table:table-column table:style-name="co9" table:default-cell-style-name="ce12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clé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Chapeau.Marge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Form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2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brun</text:p>
          </table:table-cell>
          <table:table-cell table:number-columns-repeated="8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élancé, 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pu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sub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que plat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table:number-columns-repeated="2"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vé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table:number-columns-repeated="2"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table:number-columns-repeated="2"/>
          <table:table-cell office:value-type="string" calcext:value-type="string">
            <text:p>fongique, subaromatiqu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vene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4-15</text:p>
          </table:table-cell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1">
        <office:forms form:automatic-focus="false" form:apply-design-mode="false"/>
        <table:table-column table:style-name="co9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A1:Feuille1_2.AE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5-24T00:59:35.417000000</dc:date>
    <meta:editing-duration>PT9H5M57S</meta:editing-duration>
    <meta:editing-cycles>197</meta:editing-cycles>
    <meta:generator>LibreOffice/7.5.1.2$Windows_X86_64 LibreOffice_project/fcbaee479e84c6cd81291587d2ee68cba099e129</meta:generator>
    <meta:document-statistic meta:table-count="3" meta:cell-count="4244" meta:object-count="0"/>
  </office:meta>
</office:document-meta>
</file>